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9aa6" officeooo:paragraph-rsid="002d5640"/>
    </style:style>
    <style:style style:name="P2" style:family="paragraph" style:parent-style-name="Text_20_body">
      <style:text-properties fo:font-weight="bold" officeooo:rsid="00169aa6" officeooo:paragraph-rsid="002d5640" style:font-weight-asian="bold" style:font-weight-complex="bold"/>
    </style:style>
    <style:style style:name="P3" style:family="paragraph" style:parent-style-name="Text_20_body">
      <style:text-properties fo:font-weight="bold" officeooo:rsid="00660452" officeooo:paragraph-rsid="00660452" style:font-weight-asian="bold" style:font-weight-complex="bold"/>
    </style:style>
    <style:style style:name="P4" style:family="paragraph" style:parent-style-name="Text_20_body">
      <style:text-properties fo:font-weight="bold" officeooo:rsid="006f7a26" officeooo:paragraph-rsid="006f7a26" style:font-weight-asian="bold" style:font-weight-complex="bold"/>
    </style:style>
    <style:style style:name="P5" style:family="paragraph" style:parent-style-name="Text_20_body">
      <style:text-properties fo:font-weight="bold" officeooo:rsid="00679860" officeooo:paragraph-rsid="00679860" style:font-weight-asian="bold" style:font-weight-complex="bold"/>
    </style:style>
    <style:style style:name="P6" style:family="paragraph" style:parent-style-name="Text_20_body">
      <style:text-properties officeooo:rsid="0018120b" officeooo:paragraph-rsid="004576e6"/>
    </style:style>
    <style:style style:name="P7" style:family="paragraph" style:parent-style-name="Text_20_body">
      <style:text-properties officeooo:rsid="0019e883" officeooo:paragraph-rsid="004576e6"/>
    </style:style>
    <style:style style:name="P8" style:family="paragraph" style:parent-style-name="Text_20_body">
      <style:text-properties officeooo:rsid="001abd6d" officeooo:paragraph-rsid="004576e6"/>
    </style:style>
    <style:style style:name="P9" style:family="paragraph" style:parent-style-name="Text_20_body">
      <style:text-properties officeooo:rsid="001ff7f4" officeooo:paragraph-rsid="004576e6"/>
    </style:style>
    <style:style style:name="P10" style:family="paragraph" style:parent-style-name="Text_20_body">
      <style:text-properties fo:font-style="italic" officeooo:rsid="001ff7f4" officeooo:paragraph-rsid="004576e6" style:font-style-asian="italic" style:font-style-complex="italic"/>
    </style:style>
    <style:style style:name="P11" style:family="paragraph" style:parent-style-name="Text_20_body">
      <style:text-properties fo:font-style="italic" officeooo:rsid="001abd6d" officeooo:paragraph-rsid="004576e6" style:font-style-asian="italic" style:font-style-complex="italic"/>
    </style:style>
    <style:style style:name="P12" style:family="paragraph" style:parent-style-name="Text_20_body">
      <style:text-properties officeooo:paragraph-rsid="004576e6"/>
    </style:style>
    <style:style style:name="P13" style:family="paragraph" style:parent-style-name="Text_20_body">
      <style:text-properties officeooo:rsid="0047a197" officeooo:paragraph-rsid="00621d22"/>
    </style:style>
    <style:style style:name="P14" style:family="paragraph" style:parent-style-name="Text_20_body">
      <style:text-properties officeooo:rsid="0047a197" officeooo:paragraph-rsid="0047a197"/>
    </style:style>
    <style:style style:name="P15" style:family="paragraph" style:parent-style-name="Text_20_body">
      <style:text-properties officeooo:rsid="00495c24" officeooo:paragraph-rsid="00495c24"/>
    </style:style>
    <style:style style:name="P16" style:family="paragraph" style:parent-style-name="Text_20_body">
      <style:text-properties officeooo:rsid="004ad89f" officeooo:paragraph-rsid="004ad89f"/>
    </style:style>
    <style:style style:name="P17" style:family="paragraph" style:parent-style-name="Text_20_body">
      <style:text-properties officeooo:rsid="004b3959" officeooo:paragraph-rsid="004b3959"/>
    </style:style>
    <style:style style:name="P18" style:family="paragraph" style:parent-style-name="Text_20_body">
      <style:text-properties officeooo:rsid="004b3959" officeooo:paragraph-rsid="004d7f1f"/>
    </style:style>
    <style:style style:name="P19" style:family="paragraph" style:parent-style-name="Text_20_body">
      <style:text-properties officeooo:rsid="004d7f1f" officeooo:paragraph-rsid="004d7f1f"/>
    </style:style>
    <style:style style:name="P20" style:family="paragraph" style:parent-style-name="Text_20_body">
      <style:text-properties officeooo:rsid="004f2728" officeooo:paragraph-rsid="004f2728"/>
    </style:style>
    <style:style style:name="P21" style:family="paragraph" style:parent-style-name="Text_20_body">
      <style:text-properties officeooo:rsid="00621d22" officeooo:paragraph-rsid="00621d22"/>
    </style:style>
    <style:style style:name="P22" style:family="paragraph" style:parent-style-name="Text_20_body">
      <style:text-properties officeooo:rsid="0066fcf1" officeooo:paragraph-rsid="0066fcf1"/>
    </style:style>
    <style:style style:name="P23" style:family="paragraph" style:parent-style-name="Text_20_body">
      <style:text-properties officeooo:rsid="00679860" officeooo:paragraph-rsid="00679860"/>
    </style:style>
    <style:style style:name="P24" style:family="paragraph" style:parent-style-name="Text_20_body">
      <style:text-properties officeooo:rsid="00687765" officeooo:paragraph-rsid="00687765"/>
    </style:style>
    <style:style style:name="P25" style:family="paragraph" style:parent-style-name="Text_20_body">
      <style:text-properties officeooo:rsid="006b513a" officeooo:paragraph-rsid="006b513a"/>
    </style:style>
    <style:style style:name="P26" style:family="paragraph" style:parent-style-name="Text_20_body">
      <style:text-properties officeooo:rsid="006f7a26" officeooo:paragraph-rsid="006f7a26"/>
    </style:style>
    <style:style style:name="P27" style:family="paragraph" style:parent-style-name="Text_20_body">
      <style:text-properties officeooo:rsid="0079f4d1" officeooo:paragraph-rsid="007bab4f"/>
    </style:style>
    <style:style style:name="P28" style:family="paragraph" style:parent-style-name="Text_20_body">
      <style:text-properties officeooo:rsid="0079f4d1" officeooo:paragraph-rsid="009c337d"/>
    </style:style>
    <style:style style:name="P29" style:family="paragraph" style:parent-style-name="Text_20_body">
      <style:text-properties officeooo:rsid="007bab4f" officeooo:paragraph-rsid="007cb687"/>
    </style:style>
    <style:style style:name="P30" style:family="paragraph" style:parent-style-name="Text_20_body">
      <style:text-properties officeooo:rsid="007cb687" officeooo:paragraph-rsid="007cb687"/>
    </style:style>
    <style:style style:name="P31" style:family="paragraph" style:parent-style-name="Text_20_body">
      <style:text-properties fo:font-style="normal" fo:font-weight="normal" officeooo:rsid="00495c24" officeooo:paragraph-rsid="007bab4f" style:font-style-asian="normal" style:font-weight-asian="normal" style:font-style-complex="normal" style:font-weight-complex="normal"/>
    </style:style>
    <style:style style:name="P32" style:family="paragraph" style:parent-style-name="Text_20_body">
      <style:text-properties fo:font-style="normal" fo:font-weight="normal" officeooo:rsid="00805d5d" officeooo:paragraph-rsid="00805d5d" style:font-style-asian="normal" style:font-weight-asian="normal" style:font-style-complex="normal" style:font-weight-complex="normal"/>
    </style:style>
    <style:style style:name="P33" style:family="paragraph" style:parent-style-name="Text_20_body">
      <style:text-properties officeooo:rsid="0070a6f5" officeooo:paragraph-rsid="0070a6f5"/>
    </style:style>
    <style:style style:name="P34" style:family="paragraph" style:parent-style-name="Text_20_body">
      <style:text-properties officeooo:rsid="008b78fc" officeooo:paragraph-rsid="008b78fc"/>
    </style:style>
    <style:style style:name="P35" style:family="paragraph" style:parent-style-name="Text_20_body">
      <style:text-properties officeooo:rsid="006a1a20" officeooo:paragraph-rsid="006a1a20"/>
    </style:style>
    <style:style style:name="P36" style:family="paragraph" style:parent-style-name="Text_20_body">
      <style:text-properties officeooo:rsid="008c4d33" officeooo:paragraph-rsid="008c4d33"/>
    </style:style>
    <style:style style:name="P37" style:family="paragraph" style:parent-style-name="Text_20_body">
      <style:text-properties officeooo:rsid="008da6f0" officeooo:paragraph-rsid="008da6f0"/>
    </style:style>
    <style:style style:name="P38" style:family="paragraph" style:parent-style-name="Text_20_body">
      <style:text-properties officeooo:rsid="008ecb5f" officeooo:paragraph-rsid="008ecb5f"/>
    </style:style>
    <style:style style:name="P39" style:family="paragraph" style:parent-style-name="Text_20_body">
      <style:text-properties officeooo:rsid="008f159b" officeooo:paragraph-rsid="008f159b"/>
    </style:style>
    <style:style style:name="P40" style:family="paragraph" style:parent-style-name="Text_20_body">
      <style:text-properties officeooo:paragraph-rsid="007e52f3"/>
    </style:style>
    <style:style style:name="P41" style:family="paragraph" style:parent-style-name="Text_20_body">
      <style:text-properties officeooo:rsid="00969a40" officeooo:paragraph-rsid="00969a40"/>
    </style:style>
    <style:style style:name="P42" style:family="paragraph" style:parent-style-name="Text_20_body">
      <style:text-properties officeooo:rsid="0099ae4c" officeooo:paragraph-rsid="0099ae4c"/>
    </style:style>
    <style:style style:name="P43" style:family="paragraph" style:parent-style-name="Text_20_body">
      <style:text-properties officeooo:rsid="009b25ca" officeooo:paragraph-rsid="009b25ca"/>
    </style:style>
    <style:style style:name="P44" style:family="paragraph" style:parent-style-name="Text_20_body">
      <style:text-properties style:text-position="0% 100%" officeooo:rsid="006e6710" officeooo:paragraph-rsid="006e6710"/>
    </style:style>
    <style:style style:name="P45" style:family="paragraph" style:parent-style-name="Text_20_body">
      <style:text-properties officeooo:rsid="007de10f" officeooo:paragraph-rsid="007de10f"/>
    </style:style>
    <style:style style:name="P46" style:family="paragraph" style:parent-style-name="Text_20_body">
      <style:text-properties officeooo:rsid="009f9bca" officeooo:paragraph-rsid="009f9bca"/>
    </style:style>
    <style:style style:name="P47" style:family="paragraph" style:parent-style-name="Text_20_body">
      <style:text-properties officeooo:rsid="008078e2" officeooo:paragraph-rsid="008078e2"/>
    </style:style>
    <style:style style:name="P48" style:family="paragraph" style:parent-style-name="Text_20_body">
      <style:text-properties officeooo:rsid="0098c0e3" officeooo:paragraph-rsid="0098c0e3"/>
    </style:style>
    <style:style style:name="P49" style:family="paragraph" style:parent-style-name="Text_20_body">
      <style:text-properties officeooo:rsid="009fe33b" officeooo:paragraph-rsid="009fe33b"/>
    </style:style>
    <style:style style:name="P50" style:family="paragraph" style:parent-style-name="Text_20_body">
      <style:text-properties officeooo:rsid="00a1cdf2" officeooo:paragraph-rsid="00a1cdf2"/>
    </style:style>
    <style:style style:name="P51" style:family="paragraph" style:parent-style-name="Text_20_body">
      <style:text-properties officeooo:rsid="00a26e15" officeooo:paragraph-rsid="00a26e15"/>
    </style:style>
    <style:style style:name="P52" style:family="paragraph" style:parent-style-name="Text_20_body">
      <style:text-properties officeooo:rsid="00a27458" officeooo:paragraph-rsid="00a27458"/>
    </style:style>
    <style:style style:name="P53" style:family="paragraph" style:parent-style-name="Standard">
      <style:paragraph-properties fo:break-before="page"/>
      <style:text-properties officeooo:rsid="0015678d" officeooo:paragraph-rsid="006e4fb4"/>
    </style:style>
    <style:style style:name="P54" style:family="paragraph" style:parent-style-name="Text_20_body">
      <style:paragraph-properties fo:break-before="page"/>
      <style:text-properties officeooo:rsid="00169aa6" officeooo:paragraph-rsid="002d5640"/>
    </style:style>
    <style:style style:name="P55" style:family="paragraph" style:parent-style-name="Standard">
      <style:text-properties officeooo:rsid="0015678d" officeooo:paragraph-rsid="006e4fb4"/>
    </style:style>
    <style:style style:name="P56" style:family="paragraph" style:parent-style-name="Standard">
      <style:text-properties style:text-position="0% 100%" officeooo:rsid="0015678d" officeooo:paragraph-rsid="006e4fb4"/>
    </style:style>
    <style:style style:name="P57" style:family="paragraph" style:parent-style-name="Standard">
      <style:text-properties style:text-position="0% 100%" officeooo:rsid="006e4fb4" officeooo:paragraph-rsid="006e4fb4"/>
    </style:style>
    <style:style style:name="P58" style:family="paragraph" style:parent-style-name="Standard">
      <style:text-properties style:text-position="0% 100%" officeooo:rsid="0017379e" officeooo:paragraph-rsid="006e4fb4"/>
    </style:style>
    <style:style style:name="P59" style:family="paragraph" style:parent-style-name="Standard">
      <style:text-properties style:text-position="0% 100%" officeooo:rsid="001862e6" officeooo:paragraph-rsid="006e4fb4"/>
    </style:style>
    <style:style style:name="P60" style:family="paragraph" style:parent-style-name="Standard">
      <style:text-properties style:text-position="0% 100%" officeooo:rsid="006e6710" officeooo:paragraph-rsid="006e6710"/>
    </style:style>
    <style:style style:name="P61" style:family="paragraph" style:parent-style-name="Standard">
      <style:text-properties style:text-position="0% 100%" officeooo:rsid="00736425" officeooo:paragraph-rsid="00736425"/>
    </style:style>
    <style:style style:name="P62" style:family="paragraph" style:parent-style-name="Title">
      <style:text-properties officeooo:rsid="00936a6a" officeooo:paragraph-rsid="00936a6a"/>
    </style:style>
    <style:style style:name="P63" style:family="paragraph" style:parent-style-name="Text_20_body">
      <style:text-properties fo:font-weight="bold" officeooo:rsid="00a1cdf2" officeooo:paragraph-rsid="0066fcf1" style:font-weight-asian="bold" style:font-weight-complex="bold"/>
    </style:style>
    <style:style style:name="P64" style:family="paragraph" style:parent-style-name="Text_20_body" style:list-style-name="L1">
      <style:text-properties officeooo:rsid="0019e883" officeooo:paragraph-rsid="004576e6"/>
    </style:style>
    <style:style style:name="P65" style:family="paragraph" style:parent-style-name="Text_20_body" style:list-style-name="L1">
      <style:text-properties officeooo:rsid="004ad89f" officeooo:paragraph-rsid="004ad89f"/>
    </style:style>
    <style:style style:name="P66" style:family="paragraph" style:parent-style-name="Text_20_body" style:list-style-name="">
      <style:text-properties officeooo:rsid="001ff7f4" officeooo:paragraph-rsid="004576e6"/>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0523823"/>
    </style:style>
    <style:style style:name="P69" style:family="paragraph" style:parent-style-name="Heading_20_1">
      <style:paragraph-properties fo:break-before="page"/>
      <style:text-properties officeooo:paragraph-rsid="004576e6"/>
    </style:style>
    <style:style style:name="P70" style:family="paragraph" style:parent-style-name="Heading_20_1">
      <style:paragraph-properties fo:break-before="page"/>
      <style:text-properties officeooo:rsid="00169aa6" officeooo:paragraph-rsid="002d5640"/>
    </style:style>
    <style:style style:name="P71" style:family="paragraph" style:parent-style-name="Heading_20_2">
      <style:text-properties officeooo:paragraph-rsid="007bab4f"/>
    </style:style>
    <style:style style:name="P72" style:family="paragraph" style:parent-style-name="Heading_20_3">
      <style:paragraph-properties fo:break-before="page"/>
    </style:style>
    <style:style style:name="T1" style:family="text">
      <style:text-properties officeooo:rsid="0018120b"/>
    </style:style>
    <style:style style:name="T2" style:family="text">
      <style:text-properties officeooo:rsid="001abd6d"/>
    </style:style>
    <style:style style:name="T3" style:family="text">
      <style:text-properties officeooo:rsid="001bc152"/>
    </style:style>
    <style:style style:name="T4" style:family="text">
      <style:text-properties officeooo:rsid="001d4fca"/>
    </style:style>
    <style:style style:name="T5" style:family="text">
      <style:text-properties fo:font-weight="bold" style:font-weight-asian="bold" style:font-weight-complex="bold"/>
    </style:style>
    <style:style style:name="T6" style:family="text">
      <style:text-properties fo:font-weight="bold" officeooo:rsid="00621d22" style:font-weight-asian="bold" style:font-weight-complex="bold"/>
    </style:style>
    <style:style style:name="T7" style:family="text">
      <style:text-properties fo:font-weight="bold" officeooo:rsid="007dae1c" style:font-weight-asian="bold" style:font-weight-complex="bold"/>
    </style:style>
    <style:style style:name="T8" style:family="text">
      <style:text-properties officeooo:rsid="00253d0c"/>
    </style:style>
    <style:style style:name="T9" style:family="text">
      <style:text-properties officeooo:rsid="00273660"/>
    </style:style>
    <style:style style:name="T10" style:family="text">
      <style:text-properties officeooo:rsid="00276699"/>
    </style:style>
    <style:style style:name="T11" style:family="text">
      <style:text-properties officeooo:rsid="0030c450"/>
    </style:style>
    <style:style style:name="T12" style:family="text">
      <style:text-properties officeooo:rsid="001ff7f4"/>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1ff7f4" style:font-size-asian="12pt" style:font-size-complex="12pt"/>
    </style:style>
    <style:style style:name="T15" style:family="text">
      <style:text-properties style:font-name="Liberation Serif" fo:font-size="12pt" officeooo:rsid="001d4fca" style:font-size-asian="12pt" style:font-size-complex="12pt"/>
    </style:style>
    <style:style style:name="T16" style:family="text">
      <style:text-properties officeooo:rsid="004a4ddf"/>
    </style:style>
    <style:style style:name="T17" style:family="text">
      <style:text-properties officeooo:rsid="004ad89f"/>
    </style:style>
    <style:style style:name="T18" style:family="text">
      <style:text-properties officeooo:rsid="004c86cf"/>
    </style:style>
    <style:style style:name="T19" style:family="text">
      <style:text-properties officeooo:rsid="004d7f1f"/>
    </style:style>
    <style:style style:name="T20" style:family="text">
      <style:text-properties officeooo:rsid="004f2728"/>
    </style:style>
    <style:style style:name="T21" style:family="text">
      <style:text-properties officeooo:rsid="005461ba"/>
    </style:style>
    <style:style style:name="T22" style:family="text">
      <style:text-properties officeooo:rsid="00621d22"/>
    </style:style>
    <style:style style:name="T23" style:family="text">
      <style:text-properties officeooo:rsid="00637224"/>
    </style:style>
    <style:style style:name="T24" style:family="text">
      <style:text-properties officeooo:rsid="006c3692"/>
    </style:style>
    <style:style style:name="T25" style:family="text">
      <style:text-properties officeooo:rsid="006cc6a1"/>
    </style:style>
    <style:style style:name="T26" style:family="text">
      <style:text-properties officeooo:rsid="003af00b"/>
    </style:style>
    <style:style style:name="T27" style:family="text">
      <style:text-properties style:text-position="super 58%"/>
    </style:style>
    <style:style style:name="T28" style:family="text">
      <style:text-properties style:text-line-through-style="solid" style:text-line-through-type="single"/>
    </style:style>
    <style:style style:name="T29" style:family="text">
      <style:text-properties officeooo:rsid="0076e3b0"/>
    </style:style>
    <style:style style:name="T30" style:family="text">
      <style:text-properties officeooo:rsid="00784e0f"/>
    </style:style>
    <style:style style:name="T31" style:family="text">
      <style:text-properties officeooo:rsid="008078e2"/>
    </style:style>
    <style:style style:name="T32" style:family="text">
      <style:text-properties fo:font-weight="normal" style:font-weight-asian="normal" style:font-weight-complex="normal"/>
    </style:style>
    <style:style style:name="T33" style:family="text">
      <style:text-properties fo:font-weight="normal" officeooo:rsid="008323d5" style:font-weight-asian="normal" style:font-weight-complex="normal"/>
    </style:style>
    <style:style style:name="T34" style:family="text">
      <style:text-properties fo:font-weight="normal" officeooo:rsid="009ec708" style:font-weight-asian="normal" style:font-weight-complex="normal"/>
    </style:style>
    <style:style style:name="T35" style:family="text">
      <style:text-properties fo:font-weight="normal" officeooo:rsid="009f9bca" style:font-weight-asian="normal" style:font-weight-complex="normal"/>
    </style:style>
    <style:style style:name="T36" style:family="text">
      <style:text-properties officeooo:rsid="0088f239"/>
    </style:style>
    <style:style style:name="T37" style:family="text">
      <style:text-properties officeooo:rsid="008c4d33"/>
    </style:style>
    <style:style style:name="T38" style:family="text">
      <style:text-properties officeooo:rsid="009074f7"/>
    </style:style>
    <style:style style:name="T39" style:family="text">
      <style:text-properties officeooo:rsid="00936a6a"/>
    </style:style>
    <style:style style:name="T40" style:family="text">
      <style:text-properties officeooo:rsid="007dae1c"/>
    </style:style>
    <style:style style:name="T41" style:family="text">
      <style:text-properties officeooo:rsid="009750fe"/>
    </style:style>
    <style:style style:name="T42" style:family="text">
      <style:text-properties officeooo:rsid="0099ae4c"/>
    </style:style>
    <style:style style:name="T43" style:family="text">
      <style:text-properties officeooo:rsid="009c337d"/>
    </style:style>
    <style:style style:name="T44" style:family="text">
      <style:text-properties officeooo:rsid="009ec708"/>
    </style:style>
    <style:style style:name="T45" style:family="text">
      <style:text-properties officeooo:rsid="009f9bca"/>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8323d5" style:font-style-asian="normal" style:font-weight-asian="normal" style:font-style-complex="normal" style:font-weight-complex="normal"/>
    </style:style>
    <style:style style:name="T48" style:family="text">
      <style:text-properties officeooo:rsid="00a26e15"/>
    </style:style>
    <style:style style:name="T49" style:family="text">
      <style:text-properties officeooo:rsid="00a315a7"/>
    </style:style>
    <style:style style:name="T50" style:family="text">
      <style:text-properties officeooo:rsid="00a60b8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iscours thèse</text:p>
      <text:h text:style-name="Heading_20_1" text:outline-level="1">Introduction </text:h>
      <text:h text:style-name="P71" text:outline-level="2">Contexte : </text:h>
      <text:p text:style-name="P27">Bonjour M. les membres du jury…</text:p>
      <text:p text:style-name="P27">Cette thèse se place dans le contexte de la lutte contre l’étalement urbain. Ce phénomène <text:span text:style-name="T44">très</text:span> <text:span text:style-name="T44">répandu est</text:span> <text:span text:style-name="T44">pourtant responsable</text:span> de <text:span text:style-name="T44">nombreux</text:span> effets négatifs. Les pouvoirs publics ont donc pour objectifs de le <text:span text:style-name="T44">maîtriser</text:span> et de <text:span text:style-name="T44">contrôler</text:span> cette extension. <text:span text:style-name="T44">Ils produisent</text:span> de<text:span text:style-name="T44">s</text:span> documents de <text:span text:style-name="T44">planification</text:span> et d’urbanisme <text:span text:style-name="T44">dans l’objectif de réguler et de maîtriser cet étalement urbain</text:span>. Les dynamiques de création de logement étant déterminé comme prépondérantes par de nombreux travaux de la littérature, cette thèse traite exclusivement du développement résidentiel comme facteur de lutte contre l’étalement urbain.</text:p>
      <text:p text:style-name="P28">Différents documents orientent et contraignent donc l’extension résidentielle, <text:span text:style-name="T43">de la parcelle à la région urbaine</text:span>. <text:span text:style-name="T43">Tout d’abord, les politiques sectorielles sont définis par le schéma de cohérence territoriale au niveau du bassin de vie. Des politiques sectorielle, donc la consommation foncière. Le PLH défini la politique du logement au niveau de l’intercommunalité. Pour chaque commune existe un Plan local de l’urbanisme, imposant des contraintes à la construction de bâtiment et autorise les parcelles à l’urbanisation. Les autorisations d’urbanisme, comme les permis de construire, doivent être conformes à ces derniers documents pour pouvoir être délivrés et permettre la construction d’un bâtiment.</text:span></text:p>
      <text:p text:style-name="P29">Nous avons isolé les différentes contraintes provenant de ces documents et s’appliquant spécifiquement aux développement résidentiel. Ces contraintes sont de natures différentes <text:span text:style-name="T39">et</text:span> <text:span text:style-name="T39">sont définis à différentes échelles</text:span>. Nous notons que <text:span text:style-name="T36">l</text:span>es <text:span text:style-name="T36">contraintes définis à un niveau s’appliquent en général à l’échelle inférieure</text:span>. Par exemple, les objectifs de construction de logements, définis au niveau intercommunal grâce au PLH, sont définis pour chaque communes. Il en va de même pour le zonage, défini au niveau communal et s’appliquant sur chaque parcelle. </text:p>
      <text:p text:style-name="P30">Différents rédacteurs <text:span text:style-name="T50">aux objectifs pouvant varier,</text:span> réglementant des <text:span text:style-name="T50">mécanismes du développement résidentiel grace à des documents agissant à plusieurs</text:span> échelles. Il est difficile d’anticiper individuellement les effets de ces documents <text:span text:style-name="T43">car les objets réglementés sont complexes</text:span>. La combinaison de ces documents <text:span text:style-name="T50">deviens d’autant plus complèxe et </text:span>pourrait <text:span text:style-name="T50">même</text:span> <text:span text:style-name="T43">avoir des effets</text:span> contradictoire. <text:span text:style-name="T44">L’enjeu</text:span> de cette thèse est de représenter l'articulation entre les différents documents de <text:span text:style-name="T44">planification</text:span> et d'urbanisme, grâce à un modèle, afin de tester la combinaison des différentes règles et contraintes d'aménagements.</text:p>
      <text:p text:style-name="P40"><text:span text:style-name="T40">Cette modélisation doit permettre de représenter les différentes actions aux différents niveaux de contraintes auxquelles elles s’appliquent. Elle doit également répondre aux objectifs usuels de la planification, à savoir le nombre et le type de logements créées... Nous n’avons pas le besoin de représenter les étapes intermédiaires de l’urbanisation. Les documents d’aménagement et de planification ne considèrent généralement un état initial jusqu’à un état final. Nous ne cherchons donc pas à retracer une évolution, mais de simuler le développement résidentiel d’un état initial vers un état final. Également, la prise en compte des phénomènes antérieurs n’est pas prise en compte </text:span><text:soft-page-break/><text:span text:style-name="T40">puisque les documents d’aménagement et de planification doivent être capable d’opérer une rupture dans les manières d’orienter et de contraindre le développement résidentiel. Nous tenons également à ce que le modèle développé soit libre et ouvert, afin de respecter des contraintes de vérification et de reproductibilité de l’approche et du code informatique développé. De nombreux modèles permettent de répondre à tout ou partie de ces objectifs, nous souhaitons donc réutiliser des solutions pré-existantes.</text:span></text:p>
      <text:p text:style-name="P41"/>
      <text:p text:style-name="P41"/>
      <text:p text:style-name="P45">Nous présentons maintenant des modèles <text:span text:style-name="T7">spatialement explicites</text:span><text:span text:style-name="T33"> </text:span><text:span text:style-name="T34">du développement résidentiel. De nombreux modèles permettent de simuler les modifications de </text:span><text:span text:style-name="T35">l’occupation</text:span><text:span text:style-name="T34"> du sol </text:span><text:span text:style-name="T35">afin de déterminer quels emplacements pourraient être urbanisés. </text:span></text:p>
      <text:p text:style-name="P46"><text:span text:style-name="T34">C</text:span><text:span text:style-name="T32">ertains modèles analysent spécifiquement le marché immobilier et proposent des prévisions </text:span></text:p>
      <text:p text:style-name="P31"/>
      <text:p text:style-name="P31"/>
      <text:p text:style-name="P31">Il n'existe pas de modèles permettant de simuler un développement résidentiel multi-échelles, multi-contraint et suffisamment descriptif pour s'adapter aux contraintes locales.</text:p>
      <text:p text:style-name="P31">...</text:p>
      <text:p text:style-name="P32">Nous présentons maintenant le modèle MUP-City </text:p>
      <text:p text:style-name="P32">…</text:p>
      <text:p text:style-name="P32">MUP-City génère une décomposition de l’ensemble de l’étendue de la simulation au moyen d’une grille de décomposition. Cela permet de catégoriser l’état construit ou non des cellules ainsi que de calculer leurs évaluations pour différentes règles d’accessibilité, comme les commerces et services ou les transports en communs. Ensuite, le modèle procède à la sélection de cellules jusqu’alors non construites en priorisant les <text:span text:style-name="T45">cellules</text:span> les plus intéressantes à urbaniser et selon une règle fractale. <text:span text:style-name="T31">Une sélection de cellules d’env 20m de coté, non urbanisés et évalué selon leurs intérêt est généré sur l’ensemble de la zone d’étude. </text:span></text:p>
      <text:p text:style-name="P47"><text:span text:style-name="T46">Ces cellules sont ensuite utilisées comme des entrées du Parcel Manager. </text:span><text:span text:style-name="T47">Elles sont superposées au parcellaire afin de sélectionner les parcelles les intersectant. Nous constatons que ce type de sélection ne produisant pas un tissus parcellaire réaliste, c’est pourquoi nous avons développé des algorithmes de recomposition parcellaire. </text:span></text:p>
      <text:p text:style-name="P14"><text:s/>… </text:p>
      <text:p text:style-name="P48">Nous <text:span text:style-name="T45">commençons</text:span> <text:span text:style-name="T45">par</text:span> comparer <text:span text:style-name="T42">les densités des développements résidentiels simulés avec ArtiScales. Les objectifs donnés parle SCoT annoncent une grande augmentation de la densité de logements par hectare. </text:span></text:p>
      <text:p text:style-name="P46">Le scénario</text:p>
      <text:p text:style-name="P42">Nous constatons que certains développements résidentiel sont en concordance avec les hypothèses du modèle et les objectifs de création de logements. C’est le cas pour les </text:p>
      <text:p text:style-name="P42">En revanche, certaines </text:p>
      <text:h text:style-name="P67" text:outline-level="1">Discussion</text:h>
      <text:p text:style-name="P15">Discuter le choix des différents modules est très <text:span text:style-name="T21">absent</text:span> de la thèse et demandé dans les rapports : <text:span text:style-name="T16">le mettre constamment en doute : présentation de ces modèles face à d’autre dans la présentation des modules d’ArtiScales (notamment UrbanSimul pour la gestion du parcellaire – MUP-City avec un LUTI pour la répartition des nouveaux logements (quid des autres refs explicites – simPLU avec un autre modèle génératif de bâtiment ? ) – considéré le fait de faire avec d’autre en conclusion (avantages etc.. (MUP-City avec Fractalyse afin de placer les centres de développements fractaux ? SimPLU3D avec une estimation plus basique ?!)</text:span></text:p>
      <text:p text:style-name="P15"/>
      <text:p text:style-name="P13">L’étude de variabilité n’est pas un objectif en soi : <text:span text:style-name="T17">fait pour palier à la grande variabilité de MUP-City – utilisé dans la réflexion (permet de représenter l’incertitude du développement urbain – atteste la fiabilité dans certaines situations) </text:span></text:p>
      <text:p text:style-name="P13"><text:span text:style-name="T6">Concernant la critique de ne pas prendre les cellules avec un intérêt de 0 :</text:span><text:span text:style-name="T22"> </text:span></text:p>
      <text:p text:style-name="P21">Points pour prendre cette décision : Si une cellule à un intérêt nul à être urbanisé, il peut être logique de ne pas vouloir urbaniser cette cellule. </text:p>
      <text:p text:style-name="P21">La prise en compte de toutes les cellules aurait donc été très aléatoire puisque les nombreuses cellules avec une évaluation nulle auraient été tirées au sort. La différence entre le nombre de cellules <text:span text:style-name="T23">sélectionnées avec la moyenne pondérée et celles sélectionnées avec Yager et une évaluation non nulle, soit un grand nombre, </text:span>auraient été complètement tirées au hasard et les simulations seraient alors <text:span text:style-name="T23">très variables. </text:span></text:p>
      <text:p text:style-name="P21">Points contre : Intéressant de <text:span text:style-name="T23">tester nos indicateurs sur des résultats</text:span> complètement aléatoire ? </text:p>
      <text:p text:style-name="P16">SimPLU pourrait être utilisé afin de densifier lorsque MUP ne peux sélectionner (en milieu urbain – modifier la mauvaise formulation dans le chap 5)<text:span text:style-name="T20"> </text:span></text:p>
      <text:p text:style-name="P3">Avez vous des idées sur les indicateurs à utiliser pour l’exploration automatique de la variabilité ? </text:p>
      <text:p text:style-name="P22">Sur MUP-City :</text:p>
      <text:p text:style-name="P22">Sur AS : </text:p>
      <text:p text:style-name="P63">En quoi MUP-City traduit il les contraintes et objectifs d’aménagement du ScoT ?</text:p>
      <text:p text:style-name="P50">Ce point n’est pas direct, mais les par scénaristiques et leurs effets sur les développement résidentiels simulés par MUP-City les traduissent dans les points suivants :</text:p>
      <text:p text:style-name="P50">les règles d’accessibilité : <text:span text:style-name="T48">elles ne sont pas directement des objectifs (PDU pour les transports, grosses surfaces commerciales à seulement mettre dans le troisième type d’aménités)<text:line-break/></text:span>expé sur OM pour déterminer quels sont les pondérations poursuivies par le scot <text:span text:style-name="T48">et les objectifs</text:span>. <text:span text:style-name="T48">Manque juste une foncion d’évaluation.</text:span></text:p>
      <text:p text:style-name="P50"><text:span text:style-name="T48">L</text:span>’uniformité : <text:span text:style-name="T48">pas très concluant puisque de nombreuses communes ne <text:s/>proposent pas de développement résidentiel. Nécessaire de faire des simus avec le scénario d’étalement, mais celui ci n’a pas été validé par la CAGB (sans avoir connaissance des résultats d’AS). Ils n’ont pas non plus toutefois validé les objectifs de création de logements.</text:span></text:p>
      <text:p text:style-name="P51"><text:soft-page-break/>L’intensité : y a t il un moyen de faire un rapprochement avec les densités calculés ? (genre elles sont trop importantes dans le cas N7 ou est ce rattrapé par la séverité ?</text:p>
      <text:p text:style-name="P52"><text:span text:style-name="T5">Pourquoi pas de phasage ni de prise en comtpe des mécanismes de contructions dans les simulations </text:span>?</text:p>
      <text:p text:style-name="P52">Le but d’AS n’est pas d’anticiper ni de prévoir les futurs développement résidentiels, mais de d’anticiper de possibles ubranisation des communes vis à vis des documents d’aménagement. Si personne ne souhaite urbaniser la commue d’école valentin, malgré sa nouvelle gare tgv et son centre commercial en devenir, ce ne peut être prévu par AS. Par contre, si le zonage de la ville est trop restrictif ou le PLU ne permet pas la construction de logements suffisament volumineux, ce pourra être signalé par nos simulations. Le cas inverse serait de dire « chaque parcelle subira une densification parcellaire, toutes les dents creuses seront construites, comme toutes parcelles contenues dans les zones ouvertes à l’urbanisation résidentielle. c’est également un développement possible, qu’AS ne peut anticiper. La nécessité de développement réaliste est que le DR doit être probable, cad qu’il ressemble suffisament avec <text:span text:style-name="T49">les anticipations des aménageurs, des attentes supposées des ménages (accessibilitées, contact avec le non bâti), etc... c’est également pour <text:s/>ça que nous avons comparé plusieurs de ces possibilité probables.</text:span></text:p>
      <text:p text:style-name="P50"/>
      <text:p text:style-name="P22"/>
      <text:p text:style-name="P22"/>
      <text:p text:style-name="P5">Que feriez vous <text:span text:style-name="T25">différemment</text:span> :</text:p>
      <text:p text:style-name="P23">Petit trucs, comme le fait de prendre les typologies de communes de l’analyse de <text:span text:style-name="T25">variabilité</text:span> au lieu de celles du SCoT <text:span text:style-name="T25">(faciliter la </text:span><text:s/></text:p>
      <text:p text:style-name="P23">Moins de temps sur l’analyse de variabilité (est ce que ce peut se dire ? trouver des arguments qui <text:span text:style-name="T25">abîment</text:span> pas trop).</text:p>
      <text:p text:style-name="P4">Pourquoi avoir précontraint les types de bâtiment dans SimPLU3D ?</text:p>
      <text:p text:style-name="P26">Modèle à visée prospective et non explorative. On a donc simulé le type de bâtiment le plus à même d’être construit dans chaque secteur (avec les conseils de la CAGB)</text:p>
      <text:p text:style-name="P26"/>
      <text:p text:style-name="P25"><text:span text:style-name="T5">différence entre les modèles à visée prospective </text:span>(mon cas - plutôt en forecasting) avec les modèles à visée explicative (pas du tout mon cas et qui nécessiterais de grosses remises en questions), des modèles normatifs (pourrait être le cas avec MUP-City notamment. Perspective intéressante car AS pourrait permettre d’orienter les documents d’aménagement selon les emplacements intéressants<text:span text:style-name="T24">).</text:span></text:p>
      <text:p text:style-name="P33">Modèles exploratif : un peu mais pas principalement. Je repete le terme exploratoire dans le doc, mais </text:p>
      <text:p text:style-name="P33"/>
      <text:p text:style-name="P34">UrbanSimul : démographie et estimations foncières. Approche envisagée des Unités Foncières, mais pas le partenariat avec la DgfiP. <text:span text:style-name="T37">Nécessité de prendre en compte ces gisements fonciers dans l’analyse de la capacité de densification.</text:span></text:p>
      <text:p text:style-name="P37"><text:soft-page-break/>Objectif non abordé dans la thèse : reporter les interdictions de constructions dans le PLU (grâce au zonage ou grâce à des SUP)</text:p>
      <text:p text:style-name="P38">Le foncier ainsi repéré sert également à des commerces et services compatibles avec l’habitat (pas de grands équipements), donc intégrable grâce à des ratios dans l’estimation de logements</text:p>
      <text:p text:style-name="P38">Le ScoT semble avoir le droit de repérer des zones fermées à l’urbanisation si il estime que le gisement foncier de la commune n’est pas suffisant. </text:p>
      <text:p text:style-name="P38">Le ScoT de Grenoble mets une barre à 3000m2 pour les parcelles densifiables. Cette limite est </text:p>
      <text:p text:style-name="P38"/>
      <text:p text:style-name="P39">Pas de nécessité que les parcelles soient reliée à la voirie proviens des exemples que nous avons pris. Par exemple, dans une notice permettant le repérage de gisement foncier au sein du ScoT de Grenoble, la condition est que les parcelles soit inférieur à 3000 m², pas qu’elles soient accessibles à la route. </text:p>
      <text:p text:style-name="P39">Pour remplacer MUP-City, on aurait très bien pu construire un module repérant les gisements foncier (comme UrbanSimul) et y appliquer des quotas (remplissage de dent creuses, % <text:span text:style-name="T38">attendus de densification parcellaire...</text:span>). Par contre, le ScoT prévoit des moyens de repérer des nouveaux emplacements si la réserve foncière n’est pas suffisante, sans pour autant descenrer une méthode de repérage. Cela est permis par MUP-City et ses règles d’évaluations de l’accessibilité. Peut être qu’une méthode composite serait alors à prévoire, ou MUP-City ferait l’extension et un autre module s’occuperais de la densification des tissus bâtis ? </text:p>
      <text:h text:style-name="P72" text:outline-level="3">must read : </text:h>
      <text:p text:style-name="P24"><text:a xlink:type="simple" xlink:href="https://research.tue.nl/en/publications/a-heuristic-method-for-land-use-plan-generation-in-planning-suppo" text:style-name="Internet_20_link" text:visited-style-name="Visited_20_Internet_20_Link">https://research.tue.nl/en/publications/a-heuristic-method-for-land-use-plan-generation-in-planning-suppo</text:a></text:p>
      <text:p text:style-name="P24"><text:a xlink:type="simple" xlink:href="https://journals.sagepub.com/doi/abs/10.1068/b35050?id=b35050#articleCitationDownloadContainer" text:style-name="Internet_20_link" text:visited-style-name="Visited_20_Internet_20_Link">https://journals.sagepub.com/doi/abs/10.1068/b35050?id=b35050#articleCitationDownloadContainer</text:a></text:p>
      <text:p text:style-name="P35">Destinie</text:p>
      <text:p text:style-name="P36">Les effets du prix de l’offre foncière -Genihaux et leroux</text:p>
      <text:p text:style-name="P24"/>
      <text:h text:style-name="P68" text:outline-level="1"/>
      <text:p text:style-name="P43">Note MB</text:p>
      <text:p text:style-name="P43">Remettre les notes au fur et à mesure</text:p>
      <text:h text:style-name="P69" text:outline-level="1">Analyse et réponse concernant les rapports </text:h>
      <text:p text:style-name="P12"/>
      <text:p text:style-name="P6">Questions à <text:span text:style-name="T10">répondre</text:span> pendant la soutenance :</text:p>
      <text:p text:style-name="P8">Grosse question sur l’orientation et les objectifs du modèle : Pourquoi la plateforme ne pourrait elle pas répondre à tous les objectifs que CGJ énumère ?! <text:span text:style-name="T30">=&gt; un objectif, et d’autres doivent permettre d’y répondre. Visee prospective, l’exploration n’est que pour assurer la fiabilité du modèle </text:span></text:p>
      <text:p text:style-name="P8"/>
      <text:p text:style-name="P8"/>
      <text:p text:style-name="P17">Se sentir prêt à argumenter sur les points suivants : </text:p>
      <text:p text:style-name="P17">Pas de calibration réalisée ni de rappel au passé : les politiques urbaines peuvent vouloir pouvoir changer les choses, pas en se basant sur un laissé faire libéral</text:p>
      <text:p text:style-name="P18">Possibilité de faire <text:span text:style-name="T29">un autre plan </text:span>? Une intro synthétique (5 pages) ou on explique que l’on veut faire des simulations du développement résidentiels multi-échelle afin de tester les compatibilitées entre les différentes règles et niveaux. Une première partie ou expliquer le contexte législatif <text:span text:style-name="T19">et usuel</text:span>, <text:span text:style-name="T19">les modèles de simulations à visées prospectives, </text:span>les <text:span text:style-name="T19">contraintes et les objectifs nécessaires à notre modèle, l’état de l’art et l’arrêt sur nos modèles, les objectifs que celui ci pourrait répondre. </text:span></text:p>
      <text:p text:style-name="P19">Pour défendre mon plan de manuscrit : intro qui place le contexte et les cadres législatif : définition d’une problématique avec différents objectifs auxquels un modèle de simulation permettrait de résoudre. Revue de différents modèles puis esquisse d’un modèle théorique issus de couplage. </text:p>
      <text:p text:style-name="P20">Statut intermédiaire du modèle (descriptif/stylistique) : proviens car les différentes parties ne sont pas identiques (MUP-City plutot stylisé – SimPLU plutot descriptif). Proposition d’un statut hybride par ce type de couplage ? </text:p>
      <text:p text:style-name="P7">a revoir sur le manuscrit :</text:p>
      <text:list xml:id="list3641948132" text:style-name="L1">
        <text:list-item>
          <text:p text:style-name="P64">redites et fautes d’orthographe</text:p>
        </text:list-item>
        <text:list-item>
          <text:p text:style-name="P64">Synthétisé les resultats du chap2 (pour l’article?) : <text:span text:style-name="T2">Mini conclusion sur les limites d’utilisation du modèle MUP-City (x2 demandé, par Julien aussi, a faire figurer dans l’exposé obligé): à faire pour l’article de toutes façons, donc mettre dans la présentation ?!</text:span></text:p>
        </text:list-item>
        <text:list-item>
          <text:p text:style-name="P64">renforcer le positionnement par rapport à UrbanSimul <text:span text:style-name="T3">= Rechercher d’autre doc et trouver pourquoi moi c’est mieux. <text:line-break/>L’échelle n’est pas celle de la région mais directement celle de la commune. Pas de répartition générale sur les différentes communes de la zone d’étude selon des scénarios précis comme c’est possible de le faire avec MUP-City. Pas d’ouverture du code. Pas de doc sur les technos employées (julien à dit en avoir trouvé – lui demander)</text:span></text:p>
        </text:list-item>
        <text:list-item>
          <text:p text:style-name="P65">SimPLU pourrait être utilisé afin de densifier lorsque MUP ne peux sélectionner (en milieu urbain – modifier la mauvaise formulation dans le chap 5). <text:span text:style-name="T18">De même, des zones de l’ANRU peuvent être définies et détruites et resoumises à un processus de totale d’une zone </text:span></text:p>
        </text:list-item>
        <text:list-item>
          <text:p text:style-name="P65"><text:soft-page-break/>Appuyer le fait que les simu du chapitre 5 ne poursuivent pas un but défini mais sont exploratoires afin d’étudier le modèle créée. Les différentes utilisations sont ensuite décrite dans les perspectives et certaines seront mises en œuvre dans le futur post doc. </text:p>
        </text:list-item>
        <text:list-item>
          <text:p text:style-name="P64"/>
        </text:list-item>
      </text:list>
      <text:p text:style-name="P9">Pistes : </text:p>
      <text:p text:style-name="P10"><text:span text:style-name="T11">R</text:span>éflexion sur les facteurs d’incertitude dans le domaine du développement territorial (mécanismes de rétention foncière, logiques de marché, dynamiques politiques etc.)</text:p>
      <text:p text:style-name="P10">traitements complémentaires prévus</text:p>
      <text:p text:style-name="P11"/>
      <text:p text:style-name="P7">Ref et notions à checker : <text:s/>Porta, Arentze et Gheniaux.</text:p>
      <text:p text:style-name="P8">Josselin sur la robustesse </text:p>
      <text:p text:style-name="P8">é<text:span text:style-name="T4">volution des trames parcellaire déjà beaucoup étudiée depuis les années 90 ? rechecker ça boi et trouver en quoi. </text:span></text:p>
      <text:p text:style-name="P9">(revoir les régressions logistiques)</text:p>
      <text:p text:style-name="P12"><text:span text:style-name="T12"><text:s/>ROC entre différents scénarios, </text:span><text:span text:style-name="T14">: </text:span><text:span text:style-name="T13">Receiver Operating Characteristic ». Cette méthode statistique p</text:span><text:span text:style-name="T15">ermet d‟évaluer la précision d‟une règle de décision binaire, de comparer plusieurs indicateurs et d‟optimiser leurs seuils de décisions (Swets, 1988; Makowski and Monod, 2011). </text:span></text:p>
      <text:p text:style-name="P9"><text:s/>distinguant les near-miss des far-miss par l’analyse sur base de <text:span text:style-name="T5">logique floue </text:span>ou à travers une méthode multi-échelle telle que proposée par Ponthius),</text:p>
      <text:h text:style-name="P66" text:outline-level="1"/>
      <text:h text:style-name="P70" text:outline-level="1">Email d’invitation </text:h>
      <text:p text:style-name="P1">Bonjour à tous !</text:p>
      <text:p text:style-name="P1">Je suis très heureux de vous annoncer que je suis autorisé à soutenir ma thèse le Vendredi 27 septembre à 14 heures dans les locaux de l’IGN à Saint Mandé. Ceci étant une soutenance publique, je serais heureux de vous voir présent ! Normalement, l’exposé sera compréhensible pour tout un chacun, peut être un peu long, mais si ça vous <text:span text:style-name="T8">ennuie</text:span> trop et que vous n’avez plus de batterie sur vos ordinateurs de poche, je ne me formaliserais <text:span text:style-name="T8">pas </text:span>si vous sortez pour fumer vos pipes. Le titre de la soutenance est le suivant : </text:p>
      <text:p text:style-name="P2">SIMULATION DE FORMES RÉALISTES DE DÉVELOPPEMENT RÉSIDENTIEL, DE L’ÉCHELLE DU BÂTIMENT À CELLE DE L’ENSEMBLE D’UNE RÉGION URBAINE</text:p>
      <text:p text:style-name="P1">Il sera suivi d’un <text:span text:style-name="T8">apéritif</text:span>, <text:span text:style-name="T9">certainement</text:span> dans la même salle, puis <text:span text:style-name="T9">le</text:span> weekend permettant à tout le monde de veiller un peu, nous pourrons continuer la fête dans un bar. </text:p>
      <text:p text:style-name="P1">Merci de me prévenir de votre venue ou non et à quels parties de l’aprem <text:span text:style-name="T1">vous prendrez part </text:span>afin que je puisse <text:span text:style-name="T8">dimensionner</text:span> le pot et prévoir le bar d’après. </text:p>
      <text:p text:style-name="P1">Puis si vous ne pouvez pas vous déplacer mais que vous êtes quand même intéressé par mon travail, je pourrais vous envoyer la présentation (mais pas le pot..!). </text:p>
      <text:p text:style-name="P1">À bientôt</text:p>
      <text:p text:style-name="P1">Maxime<text:span text:style-name="T1"> </text:span></text:p>
      <text:p text:style-name="P1"/>
      <text:p text:style-name="P49">Bonjour,</text:p>
      <text:p text:style-name="P49">Je suis doctorant à l’IGN et la date de soutenance de ma thèse est prévue pour ce vendredi 27 septembre à 14 heures. À ce titre, j’ai deux questions. <text:line-break/>Est il possible de réserver une place de voiture en extérieur au nom de mes parents pour qu’ils puissent apporter les victuailles nécessaires au pot de fin de thèse ? <text:line-break/>J’attends une vingtaine d’amis pour assister à la soutenance. Leurs suffit il de se présenter à l’accueil, de présenter une pièce d’identité pour pouvoir accéder au bâtiment K ? </text:p>
      <text:p text:style-name="P49">Merci de ces éclaircissements,</text:p>
      <text:p text:style-name="P49">Cordialement,</text:p>
      <text:p text:style-name="P49">Maxime Colomb</text:p>
      <text:p text:style-name="P49">Bonjour,</text:p>
      <text:p text:style-name="P49">Je suis doctorant à l’IGN et la date de soutenance de ma thèse est prévue pour ce vendredi 27 septembre à 14 heures en salle K0. êtes vous responsable de l’organisation de la salle ? (disposition des chaises, rétroprojecteurs + connectiques (+télécommande?), pupitre + table pour moi, tables pour le jury et le pot, etc.) Je serais certainement présent sur place dès la fin de la matinée pour m’assurer de la bon installation et répéter les derniers points. </text:p>
      <text:p text:style-name="P49">Merci et je vous souhaite une très bonne soirée</text:p>
      <text:p text:style-name="P49">Cordialement,</text:p>
      <text:p text:style-name="P49"><text:soft-page-break/>Maxime Colomb</text:p>
      <text:p text:style-name="P54"/>
      <text:p text:style-name="P53">Note <text:span text:style-name="T26">appartement</text:span></text:p>
      <text:p text:style-name="P55">max pizza : 58<text:span text:style-name="T27">e</text:span></text:p>
      <text:p text:style-name="P56">mymy sushi 16 </text:p>
      <text:p text:style-name="P56">mymy bricorama :</text:p>
      <text:p text:style-name="P56">mymy emaus : 9</text:p>
      <text:p text:style-name="P56">mymy monoprix : 50 ?</text:p>
      <text:p text:style-name="P56">max livebox :</text:p>
      <text:p text:style-name="P56">max table : 30e</text:p>
      <text:p text:style-name="P57">max parking courbevoie : 7,5</text:p>
      <text:p text:style-name="P56"/>
      <text:p text:style-name="P56"/>
      <text:p text:style-name="P61">max essence + péage crest 68<text:span text:style-name="T27">e</text:span></text:p>
      <text:p text:style-name="P61">max miel+glace crest +5 €</text:p>
      <text:p text:style-name="P61">mym courses beauf 10€</text:p>
      <text:p text:style-name="P56"/>
      <text:p text:style-name="P56">à faire : </text:p>
      <text:p text:style-name="P56"><text:span text:style-name="T28">résiliser electricité</text:span> </text:p>
      <text:p text:style-name="P56">résilier assurance habitation</text:p>
      <text:p text:style-name="P56">changement d’adresse <text:span text:style-name="T28">le diplo</text:span> - scpo - ign</text:p>
      <text:p text:style-name="P58">monter ces putains de canap</text:p>
      <text:p text:style-name="P58">se calmer </text:p>
      <text:p text:style-name="P58"/>
      <text:p text:style-name="P56">prendre abo electricité</text:p>
      <text:p text:style-name="P59">mettre un sticker antipub</text:p>
      <text:p text:style-name="P59"/>
      <text:p text:style-name="P57">envoyer des emails aux gens de OM et aux non liste lastig</text:p>
      <text:p text:style-name="P57"/>
      <text:p text:style-name="P60">changer le billet de train pour besac</text:p>
      <text:p text:style-name="P60"/>
      <text:p text:style-name="P44">Salut Cécile !</text:p>
      <text:p text:style-name="Text_20_body">Ce serait OK pour 14h à 16h cet aprem ou tu préfère préparer tes soutenances ? Je comprends tout à fait que de demander ça pour un délai si cours à des gens déjà débordé, c'est beaucoup ! J'avais remarqué que tu avais souvent des questions qui pointaient très (trop?) juste, c'eut été un bon entraînement d'y répondre ! Mais si tu n'as pas le temps, je peux me débrouiller. Je vais faire une répet avec Sido en fin d'après midi, puis certainement une avec Paul et Julien par visio demain en début de soirée. Puis jeudi, peut être que je m'occuperais plus du pôt, en effet !! </text:p>
      <text:p text:style-name="Text_20_body">Maxime</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3:09:46.177407777</meta:creation-date>
    <dc:date>2019-09-25T18:03:54.342380150</dc:date>
    <meta:editing-duration>P1DT1H5M16S</meta:editing-duration>
    <meta:editing-cycles>44</meta:editing-cycles>
    <meta:generator>LibreOffice/6.0.7.3$Linux_X86_64 LibreOffice_project/00m0$Build-3</meta:generator>
    <meta:document-statistic meta:table-count="0" meta:image-count="0" meta:object-count="0" meta:page-count="13" meta:paragraph-count="129" meta:word-count="3126" meta:character-count="20158" meta:non-whitespace-character-count="17097"/>
  </office:meta>
</office:document-meta>
</file>